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25cm"/>
    </style:style>
    <style:style style:name="co2" style:family="table-column">
      <style:table-column-properties fo:break-before="auto" style:column-width="13.243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7.655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Geo Point</text:p>
          </table:table-cell>
          <table:table-cell office:value-type="string" calcext:value-type="string">
            <text:p>Geo Shape</text:p>
          </table:table-cell>
          <table:table-cell office:value-type="string" calcext:value-type="string">
            <text:p>ins_nom</text:p>
          </table:table-cell>
          <table:table-cell office:value-type="string" calcext:value-type="string">
            <text:p>ins_complexe_nom_cplmt</text:p>
          </table:table-cell>
          <table:table-cell office:value-type="string" calcext:value-type="string">
            <text:p>ins_codepostal</text:p>
          </table:table-cell>
          <table:table-cell office:value-type="string" calcext:value-type="string">
            <text:p>secteur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acces_libre</text:p>
          </table:table-cell>
          <table:table-cell office:value-type="string" calcext:value-type="string">
            <text:p>ins_nb_equ</text:p>
          </table:table-cell>
          <table:table-cell office:value-type="string" calcext:value-type="string">
            <text:p>ins_detail_equ</text:p>
          </table:table-cell>
          <table:table-cell office:value-type="string" calcext:value-type="string">
            <text:p>ins_complexe_nom</text:p>
          </table:table-cell>
          <table:table-cell office:value-type="string" calcext:value-type="string">
            <text:p>ins_adresse</text:p>
          </table:table-cell>
          <table:table-cell office:value-type="string" calcext:value-type="string">
            <text:p>ins_commune</text:p>
          </table:table-cell>
          <table:table-cell office:value-type="string" calcext:value-type="string">
            <text:p>acces_public_horaires</text:p>
          </table:table-cell>
          <table:table-cell office:value-type="string" calcext:value-type="string">
            <text:p>acces_club_scol</text:p>
          </table:table-cell>
          <table:table-cell office:value-type="string" calcext:value-type="string">
            <text:p>ins_nom_cplmt</text:p>
          </table:table-cell>
          <table:table-cell office:value-type="string" calcext:value-type="string">
            <text:p>ins_id_install</text:p>
          </table:table-cell>
        </table:table-row>
        <table:table-row table:style-name="ro1">
          <table:table-cell office:value-type="string" calcext:value-type="string">
            <text:p>43.56987200355455, 1.3433480055819795</text:p>
          </table:table-cell>
          <table:table-cell office:value-type="string" calcext:value-type="string">
            <text:p>{"coordinates": [[1.34334800558198, 43.56987200355455]], "type": "MultiPoint"}</text:p>
          </table:table-cell>
          <table:table-cell office:value-type="string" calcext:value-type="string">
            <text:p>TERRAIN DE FOOTBALL LA RAMEE</text:p>
          </table:table-cell>
          <table:table-cell/>
          <table:table-cell office:value-type="float" office:value="31170" calcext:value-type="float">
            <text:p>311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 STABILISE / 1 SYNTHETIQUE / 4 HERBE/TERRAIN DE FOOTBALL A 7</text:p>
          </table:table-cell>
          <table:table-cell office:value-type="string" calcext:value-type="string">
            <text:p>BASE DE SPORTS ET DE LOISIRS DE LA RAMEE</text:p>
          </table:table-cell>
          <table:table-cell office:value-type="string" calcext:value-type="string">
            <text:p>CHEMIN DE LARRAM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62806100166043, 1.4411009975959628</text:p>
          </table:table-cell>
          <table:table-cell office:value-type="string" calcext:value-type="string">
            <text:p>{"coordinates": [[1.441100997595963, 43.62806100166043]], "type": "MultiPoint"}</text:p>
          </table:table-cell>
          <table:table-cell office:value-type="string" calcext:value-type="string">
            <text:p>STADE TOULOUSE LAUTREC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string" calcext:value-type="string">
            <text:p>Toulouse Nord</text:p>
          </table:table-cell>
          <table:table-cell office:value-type="string" calcext:value-type="string">
            <text:p>3.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TERRAIN RUGBY/1 TERRAIN STABILISE/ 1 PETIT TERRAIN FOOT/1 PISTE ATHLETISME</text:p>
          </table:table-cell>
          <table:table-cell office:value-type="string" calcext:value-type="string">
            <text:p>COMPLEXE SPORTIF TOULOUSE LAUTREC</text:p>
          </table:table-cell>
          <table:table-cell office:value-type="string" calcext:value-type="string">
            <text:p>IMPASSE BARTHE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64872131006969, 1.4167856962786591</text:p>
          </table:table-cell>
          <table:table-cell office:value-type="string" calcext:value-type="string">
            <text:p>{"coordinates": [[1.416785696278659, 43.64872131006969]], "type": "MultiPoint"}</text:p>
          </table:table-cell>
          <table:table-cell office:value-type="string" calcext:value-type="string">
            <text:p>PISTE D'ATHLETISME DE SESQIERES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string" calcext:value-type="string">
            <text:p>Toulouse Nord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STE <text:s/>D'ENTRAINEMENT /AIRES DE SAUT /PISTE D'ATHLETISME/ AIRES DE LANCER</text:p>
          </table:table-cell>
          <table:table-cell office:value-type="string" calcext:value-type="string">
            <text:p>BASE DE SPORTS ET DE LOISIRS DE SESQUIERES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62727400297488, 1.470786003919586</text:p>
          </table:table-cell>
          <table:table-cell office:value-type="string" calcext:value-type="string">
            <text:p>{"coordinates": [[1.470786003919586, 43.62727400297488]], "type": "MultiPoint"}</text:p>
          </table:table-cell>
          <table:table-cell office:value-type="string" calcext:value-type="string">
            <text:p>STADE AMOUROUX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TERRAIN FOOT HERBE / 1 TERRAIN FOOT / 1 TERRAIN SYNTHETIQUE</text:p>
          </table:table-cell>
          <table:table-cell office:value-type="string" calcext:value-type="string">
            <text:p>COMPLEXE SPORTIF AMOUROUX</text:p>
          </table:table-cell>
          <table:table-cell office:value-type="string" calcext:value-type="string">
            <text:p>RUE D'ARLES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9125799955841, 1.3894089983290951</text:p>
          </table:table-cell>
          <table:table-cell office:value-type="string" calcext:value-type="string">
            <text:p>{"coordinates": [[1.389408998329095, 43.59125799955841]], "type": "MultiPoint"}</text:p>
          </table:table-cell>
          <table:table-cell office:value-type="string" calcext:value-type="string">
            <text:p>STADE LARDENNE</text:p>
          </table:table-cell>
          <table:table-cell office:value-type="string" calcext:value-type="string">
            <text:p>Complexe sportif de Lardenne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AIN HONNEUR AURELIEN FEUILLET + ANNEXE 1 SYNTHE + ANNEXE 2 <text:s/>+1 <text:s/>FOOT A 7</text:p>
          </table:table-cell>
          <table:table-cell office:value-type="string" calcext:value-type="string">
            <text:p>COMPLEXE SPORTIF LARDENNE</text:p>
          </table:table-cell>
          <table:table-cell office:value-type="string" calcext:value-type="string">
            <text:p>AVENUE DE LARDENNE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83278025541034, 1.4340432336838245</text:p>
          </table:table-cell>
          <table:table-cell office:value-type="string" calcext:value-type="string">
            <text:p>{"coordinates": [[1.434043233683824, 43.583278025541034]], "type": "MultiPoint"}</text:p>
          </table:table-cell>
          <table:table-cell office:value-type="string" calcext:value-type="string">
            <text:p>PARC DES SPORTS STADIUM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DIUM + 5 TERRAINS FOOT + AIRE DES GARDIENS</text:p>
          </table:table-cell>
          <table:table-cell office:value-type="string" calcext:value-type="string">
            <text:p>PARC MUNICIPAL DES SPORTS</text:p>
          </table:table-cell>
          <table:table-cell office:value-type="string" calcext:value-type="string">
            <text:p>ALLEES GABRIEL BIENES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STADIUM MUNICIPAL</text:p>
          </table:table-cell>
          <table:table-cell/>
        </table:table-row>
        <table:table-row table:style-name="ro1">
          <table:table-cell office:value-type="string" calcext:value-type="string">
            <text:p>43.57091000264029, 1.4819500061867728</text:p>
          </table:table-cell>
          <table:table-cell office:value-type="string" calcext:value-type="string">
            <text:p>{"coordinates": [[1.481950006186773, 43.57091000264029]], "type": "MultiPoint"}</text:p>
          </table:table-cell>
          <table:table-cell office:value-type="string" calcext:value-type="string">
            <text:p>STADE DE MONTAUDRAN</text:p>
          </table:table-cell>
          <table:table-cell office:value-type="string" calcext:value-type="string">
            <text:p>Complexe sportif de Montaudran aerospace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E MONTAUDRAN</text:p>
          </table:table-cell>
          <table:table-cell office:value-type="string" calcext:value-type="string">
            <text:p>CHE CARROSSE</text:p>
          </table:table-cell>
          <table:table-cell office:value-type="string" calcext:value-type="string">
            <text:p>TOULOUSE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9778699877311, 1.4003699996562622</text:p>
          </table:table-cell>
          <table:table-cell office:value-type="string" calcext:value-type="string">
            <text:p>{"coordinates": [[1.400369999656262, 43.59778699877311]], "type": "MultiPoint"}</text:p>
          </table:table-cell>
          <table:table-cell office:value-type="string" calcext:value-type="string">
            <text:p>PARC DES SPORTS GEORGES AYBRAM</text:p>
          </table:table-cell>
          <table:table-cell office:value-type="string" calcext:value-type="string">
            <text:p>STADE DU TOEC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Toulouse Rive Gauch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 DE RUGBY HONNEUR DU TOEC/ ANNEXE 1</text:p>
          </table:table-cell>
          <table:table-cell office:value-type="string" calcext:value-type="string">
            <text:p>PARC DES SPORTS GEORGES AYBRAM</text:p>
          </table:table-cell>
          <table:table-cell office:value-type="string" calcext:value-type="string">
            <text:p>RUE ERNEST DUFER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6572100926605, 1.414833121842322</text:p>
          </table:table-cell>
          <table:table-cell office:value-type="string" calcext:value-type="string">
            <text:p>{"coordinates": [[1.414833121842322, 43.56572100926605]], "type": "MultiPoint"}</text:p>
          </table:table-cell>
          <table:table-cell office:value-type="string" calcext:value-type="string">
            <text:p>STADE DE DE GIRONIS</text:p>
          </table:table-cell>
          <table:table-cell office:value-type="string" calcext:value-type="string">
            <text:p>COMPLEXE SPORTIF DE GIRONIS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FOOT HERBE / 1 MIXTE SYNTH / 1 FOOT SYNTH/TERRAIN DE FOOTBALL A 8/ AIRE LANCER POIDS</text:p>
          </table:table-cell>
          <table:table-cell/>
          <table:table-cell office:value-type="string" calcext:value-type="string">
            <text:p>Passage du canal de Bordelongue</text:p>
          </table:table-cell>
          <table:table-cell office:value-type="string" calcext:value-type="string">
            <text:p>TOUL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.601411997102495, 1.4222549986313764</text:p>
          </table:table-cell>
          <table:table-cell office:value-type="string" calcext:value-type="string">
            <text:p>{"coordinates": [[1.422254998631376, 43.601411997102495]], "type": "MultiPoint"}</text:p>
          </table:table-cell>
          <table:table-cell table:number-columns-repeated="2" office:value-type="string" calcext:value-type="string">
            <text:p>STADE LES FONTAINES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Toulouse Rive Gauche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 de football / CLUB HOUSE</text:p>
          </table:table-cell>
          <table:table-cell office:value-type="string" calcext:value-type="string">
            <text:p>STADE DES FONTAINES</text:p>
          </table:table-cell>
          <table:table-cell office:value-type="string" calcext:value-type="string">
            <text:p>RUE DES FONTAI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56200399361917, 1.3923660055852038</text:p>
          </table:table-cell>
          <table:table-cell office:value-type="string" calcext:value-type="string">
            <text:p>{"coordinates": [[1.392366005585204, 43.56200399361917]], "type": "MultiPoint"}</text:p>
          </table:table-cell>
          <table:table-cell office:value-type="string" calcext:value-type="string">
            <text:p>STADE <text:s/>CANTO LAOUZETTO</text:p>
          </table:table-cell>
          <table:table-cell office:value-type="string" calcext:value-type="string">
            <text:p>STADE MUNICIPAL CANTO LAOUZETTO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STE ATHLETISME, 1 TERRAIN FOOT HERBE, 1 SYNTHETIQUE</text:p>
          </table:table-cell>
          <table:table-cell office:value-type="string" calcext:value-type="string">
            <text:p>COMPLEXE SPORTIF CANTO LAOUZETTO</text:p>
          </table:table-cell>
          <table:table-cell office:value-type="string" calcext:value-type="string">
            <text:p>RUE DE LA TOURASSE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.56203400268864, 1.37987299768291</text:p>
          </table:table-cell>
          <table:table-cell office:value-type="string" calcext:value-type="string">
            <text:p>{"coordinates": [[1.37987299768291, 43.56203400268864]], "type": "MultiPoint"}</text:p>
          </table:table-cell>
          <table:table-cell office:value-type="string" calcext:value-type="string">
            <text:p>STADE MARCEL SARCOS</text:p>
          </table:table-cell>
          <table:table-cell office:value-type="string" calcext:value-type="string">
            <text:p>COMPLEXE SPORTIF SAINT SIMON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HERBE/ 1SINTHETIQUE</text:p>
          </table:table-cell>
          <table:table-cell office:value-type="string" calcext:value-type="string">
            <text:p>COMPLEXE SPORTIF SAINT SIMON</text:p>
          </table:table-cell>
          <table:table-cell office:value-type="string" calcext:value-type="string">
            <text:p>CHEMIN LIFF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62098399927893, 1.4786530023990083</text:p>
          </table:table-cell>
          <table:table-cell office:value-type="string" calcext:value-type="string">
            <text:p>{"coordinates": [[1.478653002399008, 43.62098399927893]], "type": "MultiPoint"}</text:p>
          </table:table-cell>
          <table:table-cell office:value-type="string" calcext:value-type="string">
            <text:p>STADE PIERRE CAHUZAC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 FOOT STABILISE/Terrain d'honneur Pierre Cahuzac/ANNEXE SYNTHETIQUE/4 TERRAINS FOOT HERBE</text:p>
          </table:table-cell>
          <table:table-cell office:value-type="string" calcext:value-type="string">
            <text:p>BASE DE SPORTS ET DE LOISIRS DES ARGOULETS</text:p>
          </table:table-cell>
          <table:table-cell office:value-type="string" calcext:value-type="string">
            <text:p>RUE DE RABASTENS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80464997088804, 1.4024759979778185</text:p>
          </table:table-cell>
          <table:table-cell office:value-type="string" calcext:value-type="string">
            <text:p>{"coordinates": [[1.402475997977819, 43.580464997088804]], "type": "MultiPoint"}</text:p>
          </table:table-cell>
          <table:table-cell office:value-type="string" calcext:value-type="string">
            <text:p>TERRAIN FOOT DU MIRAIL</text:p>
          </table:table-cell>
          <table:table-cell office:value-type="string" calcext:value-type="string">
            <text:p>COMPLEXE SPORTIF DU MIRAIL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 FOOT /FOOT A 7/Piste d'athlétisme droite MIRAIL 120 m</text:p>
          </table:table-cell>
          <table:table-cell office:value-type="string" calcext:value-type="string">
            <text:p>COMPLEXE SPORTIF DU MIRAIL</text:p>
          </table:table-cell>
          <table:table-cell office:value-type="string" calcext:value-type="string">
            <text:p>RUE FERDINAND LAULANIE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.57384999365478, 1.4173100025820269</text:p>
          </table:table-cell>
          <table:table-cell office:value-type="string" calcext:value-type="string">
            <text:p>{"coordinates": [[1.417310002582027, 43.57384999365478]], "type": "MultiPoint"}</text:p>
          </table:table-cell>
          <table:table-cell office:value-type="string" calcext:value-type="string">
            <text:p>TERRAIN DE FOOTBALL DES MERLETTES</text:p>
          </table:table-cell>
          <table:table-cell office:value-type="string" calcext:value-type="string">
            <text:p>COMPLEXE SPORTIF PAPUS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Rive Gauche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COMPLEXE SPORTIF PAPUS</text:p>
          </table:table-cell>
          <table:table-cell office:value-type="string" calcext:value-type="string">
            <text:p>ALLEES DE GUYENNE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4334002349296, 1.485674997512593</text:p>
          </table:table-cell>
          <table:table-cell office:value-type="string" calcext:value-type="string">
            <text:p>{"coordinates": [[1.485674997512593, 43.574334002349296]], "type": "MultiPoint"}</text:p>
          </table:table-cell>
          <table:table-cell office:value-type="string" calcext:value-type="string">
            <text:p>STADE GONIN TERRAIN HONNEUR</text:p>
          </table:table-cell>
          <table:table-cell office:value-type="string" calcext:value-type="string">
            <text:p>Stade Montaudran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ipement isolé</text:p>
          </table:table-cell>
          <table:table-cell office:value-type="string" calcext:value-type="string">
            <text:p>RUE CLAUDE GONIN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8746119167675, 1.4079756198056779</text:p>
          </table:table-cell>
          <table:table-cell office:value-type="string" calcext:value-type="string">
            <text:p>{"coordinates": [[1.407975619805678, 43.578746119167675]], "type": "MultiPoint"}</text:p>
          </table:table-cell>
          <table:table-cell table:number-columns-repeated="2" office:value-type="string" calcext:value-type="string">
            <text:p>STADE VINCENT SERRER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Rive Gauche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IN FOOTBALL A 11 SYNTHETIQUE/TERRAIN DE FOOTBALL A 8 SYNTHETIQUE</text:p>
          </table:table-cell>
          <table:table-cell office:value-type="string" calcext:value-type="string">
            <text:p>COMPLEXE SPORTIF BAGATELLE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42403996027325, 1.3913580077609013</text:p>
          </table:table-cell>
          <table:table-cell office:value-type="string" calcext:value-type="string">
            <text:p>{"coordinates": [[1.391358007760901, 43.542403996027325]], "type": "MultiPoint"}</text:p>
          </table:table-cell>
          <table:table-cell table:number-columns-repeated="2" office:value-type="string" calcext:value-type="string">
            <text:p>STADE DE LA SAUDRUNE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IN DE FOOTBALL HERBE, TERRAIN DE FOOTBALL A 7</text:p>
          </table:table-cell>
          <table:table-cell office:value-type="string" calcext:value-type="string">
            <text:p>STADE DE LA SAUDRUNE</text:p>
          </table:table-cell>
          <table:table-cell office:value-type="string" calcext:value-type="string">
            <text:p>CHEMIN DE LA SAUDRU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58132472601709, 1.4312547799608368</text:p>
          </table:table-cell>
          <table:table-cell office:value-type="string" calcext:value-type="string">
            <text:p>{"coordinates": [[1.431254779960837, 43.58132472601709]], "type": "MultiPoint"}</text:p>
          </table:table-cell>
          <table:table-cell office:value-type="string" calcext:value-type="string">
            <text:p>TERRAIN DE RUGBY DANIEL FAUCHER</text:p>
          </table:table-cell>
          <table:table-cell office:value-type="string" calcext:value-type="string">
            <text:p>Stade Inter-universitaire Daniel FAUCHER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 TERRAIN RUGBY + 2 TERRAINS FOOT + 1 AIRE LANCE + PISTE D'ATHLETISME</text:p>
          </table:table-cell>
          <table:table-cell table:number-columns-repeated="3"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7567001662494, 1.3866299969059477</text:p>
          </table:table-cell>
          <table:table-cell office:value-type="string" calcext:value-type="string">
            <text:p>{"coordinates": [[1.386629996905948, 43.577567001662494]], "type": "MultiPoint"}</text:p>
          </table:table-cell>
          <table:table-cell office:value-type="string" calcext:value-type="string">
            <text:p>TERRAIN DE FOOTBALL HONNEUR DES PRADETTES</text:p>
          </table:table-cell>
          <table:table-cell office:value-type="string" calcext:value-type="string">
            <text:p>COMPLEXE SPORTIF DES PRADETTES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 TERRAINS HERBE/1 SYNTHETIQUE</text:p>
          </table:table-cell>
          <table:table-cell office:value-type="string" calcext:value-type="string">
            <text:p>COMPLEXE SPORTIF DES PRADETTES</text:p>
          </table:table-cell>
          <table:table-cell office:value-type="string" calcext:value-type="string">
            <text:p>RUE FERDINAND DE LESSEPS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993959993437, 1.489247994039939</text:p>
          </table:table-cell>
          <table:table-cell office:value-type="string" calcext:value-type="string">
            <text:p>{"coordinates": [[1.489247994039939, 43.5993959993437]], "type": "MultiPoint"}</text:p>
          </table:table-cell>
          <table:table-cell office:value-type="string" calcext:value-type="string">
            <text:p>STADE ALAIN COULON</text:p>
          </table:table-cell>
          <table:table-cell office:value-type="string" calcext:value-type="string">
            <text:p>Complexe sportif de l'Hers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AIN DE RUGBY/TERRAIN FOOTBALL AMERICAIN/2 <text:s/>TERRAINS DE FOOTBALL DONT 1 STABILISE</text:p>
          </table:table-cell>
          <table:table-cell office:value-type="string" calcext:value-type="string">
            <text:p>COMPLEXE SPORTIF DE L'HERS</text:p>
          </table:table-cell>
          <table:table-cell office:value-type="string" calcext:value-type="string">
            <text:p>RUE CLAUDIUS ROUGENET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63596399431331, 1.4554850012407117</text:p>
          </table:table-cell>
          <table:table-cell office:value-type="string" calcext:value-type="string">
            <text:p>{"coordinates": [[1.455485001240712, 43.63596399431331]], "type": "MultiPoint"}</text:p>
          </table:table-cell>
          <table:table-cell table:number-columns-repeated="2" office:value-type="string" calcext:value-type="string">
            <text:p>STADE FERNAND SASTRE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Toulouse Nord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in d'honneur / 1 SYNTHETIQUE</text:p>
          </table:table-cell>
          <table:table-cell office:value-type="string" calcext:value-type="string">
            <text:p>COMPLEXE SPORTIF BORDEROUGE</text:p>
          </table:table-cell>
          <table:table-cell office:value-type="string" calcext:value-type="string">
            <text:p>RUE MONLOUP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5277995591335, 1.4663220059459894</text:p>
          </table:table-cell>
          <table:table-cell office:value-type="string" calcext:value-type="string">
            <text:p>{"coordinates": [[1.466322005945989, 43.575277995591335]], "type": "MultiPoint"}</text:p>
          </table:table-cell>
          <table:table-cell office:value-type="string" calcext:value-type="string">
            <text:p>TERRAIN DE FOOTBALL RANGUEIL</text:p>
          </table:table-cell>
          <table:table-cell office:value-type="string" calcext:value-type="string">
            <text:p>COMPLEXE SPORTIF RANGUEIL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in de Football à 5/TERRAIN DE FOOTBALL</text:p>
          </table:table-cell>
          <table:table-cell office:value-type="string" calcext:value-type="string">
            <text:p>COMPLEXE SPORTIF RANGUEIL</text:p>
          </table:table-cell>
          <table:table-cell office:value-type="string" calcext:value-type="string">
            <text:p>CHEMIN DU CANAL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726299873396, 1.4678169949385256</text:p>
          </table:table-cell>
          <table:table-cell office:value-type="string" calcext:value-type="string">
            <text:p>{"coordinates": [[1.467816994938526, 43.57726299873396]], "type": "MultiPoint"}</text:p>
          </table:table-cell>
          <table:table-cell office:value-type="string" calcext:value-type="string">
            <text:p>TERRAINS DE GRANDS JEUX STRUXIANO</text:p>
          </table:table-cell>
          <table:table-cell office:value-type="string" calcext:value-type="string">
            <text:p>STADE STRUXIANO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rain de rugby à XIII / Terrain de football synthétique / Piste droite d'athlétisme 150</text:p>
          </table:table-cell>
          <table:table-cell office:value-type="string" calcext:value-type="string">
            <text:p>COMPLEXE SPORTIF STRUXIANO</text:p>
          </table:table-cell>
          <table:table-cell office:value-type="string" calcext:value-type="string">
            <text:p>AVENUE DE LESPINET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8280999378805, 1.4695010004500235</text:p>
          </table:table-cell>
          <table:table-cell office:value-type="string" calcext:value-type="string">
            <text:p>{"coordinates": [[1.469501000450024, 43.578280999378805]], "type": "MultiPoint"}</text:p>
          </table:table-cell>
          <table:table-cell office:value-type="string" calcext:value-type="string">
            <text:p>TERRAIN DE RUGBY HERBETTES</text:p>
          </table:table-cell>
          <table:table-cell office:value-type="string" calcext:value-type="string">
            <text:p>TERRAIN HERBET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E SPORTIF STRUXIANO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72906002835445, 1.3775800006267485</text:p>
          </table:table-cell>
          <table:table-cell office:value-type="string" calcext:value-type="string">
            <text:p>{"coordinates": [[1.377580000626748, 43.572906002835445]], "type": "MultiPoint"}</text:p>
          </table:table-cell>
          <table:table-cell office:value-type="string" calcext:value-type="string">
            <text:p>TERRAIN DE FOOTBALL HONNEUR PARC DE LA MOUNEDE</text:p>
          </table:table-cell>
          <table:table-cell office:value-type="string" calcext:value-type="string">
            <text:p>STADE DE LA MOUNEDE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TERRAINS FOOTBALL, 2 FOOT A 7 HERBE/STABILISE</text:p>
          </table:table-cell>
          <table:table-cell office:value-type="string" calcext:value-type="string">
            <text:p>PARC DE LA MOUNEDE</text:p>
          </table:table-cell>
          <table:table-cell office:value-type="string" calcext:value-type="string">
            <text:p>RUE PERRO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57946699506002, 1.4382289957829464</text:p>
          </table:table-cell>
          <table:table-cell office:value-type="string" calcext:value-type="string">
            <text:p>{"coordinates": [[1.438228995782946, 43.57946699506002]], "type": "MultiPoint"}</text:p>
          </table:table-cell>
          <table:table-cell table:number-columns-repeated="2" office:value-type="string" calcext:value-type="string">
            <text:p>STADE PIERRE CORBARIEU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ETIQUE</text:p>
          </table:table-cell>
          <table:table-cell office:value-type="string" calcext:value-type="string">
            <text:p>STADE PIERRE CORBARIEU</text:p>
          </table:table-cell>
          <table:table-cell office:value-type="string" calcext:value-type="string">
            <text:p>AVENUE DE LATTRE DE TASSIGNY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64164699598462, 1.4409459995018565</text:p>
          </table:table-cell>
          <table:table-cell office:value-type="string" calcext:value-type="string">
            <text:p>{"coordinates": [[1.440945999501857, 43.64164699598462]], "type": "MultiPoint"}</text:p>
          </table:table-cell>
          <table:table-cell office:value-type="string" calcext:value-type="string">
            <text:p>STADE GEORGES RIGAL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string" calcext:value-type="string">
            <text:p>Toulouse Nord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rrain de football</text:p>
          </table:table-cell>
          <table:table-cell office:value-type="string" calcext:value-type="string">
            <text:p>STADE GEORGES RIGAL</text:p>
          </table:table-cell>
          <table:table-cell office:value-type="string" calcext:value-type="string">
            <text:p>RUE RAPHAEL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63041997469064, 1.4475810077821627</text:p>
          </table:table-cell>
          <table:table-cell office:value-type="string" calcext:value-type="string">
            <text:p>{"coordinates": [[1.447581007782163, 43.563041997469064]], "type": "MultiPoint"}</text:p>
          </table:table-cell>
          <table:table-cell office:value-type="string" calcext:value-type="string">
            <text:p>TERRAIN DE FOOTBALL HONNEUR ROBERT BARRAN</text:p>
          </table:table-cell>
          <table:table-cell office:value-type="string" calcext:value-type="string">
            <text:p>STADE ROBERT BARRAN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BASE DE SPORTS ET DE LOISIRS DE PECH DAVID</text:p>
          </table:table-cell>
          <table:table-cell office:value-type="string" calcext:value-type="string">
            <text:p>112 CHE DES COTES DE PECH DAVID</text:p>
          </table:table-cell>
          <table:table-cell table:number-columns-repeated="3"/>
          <table:table-cell office:value-type="string" calcext:value-type="string">
            <text:p>COMPLEXE ROBERT BARRAN</text:p>
          </table:table-cell>
          <table:table-cell/>
        </table:table-row>
        <table:table-row table:style-name="ro1">
          <table:table-cell office:value-type="string" calcext:value-type="string">
            <text:p>43.55062599939433, 1.4497300032842462</text:p>
          </table:table-cell>
          <table:table-cell office:value-type="string" calcext:value-type="string">
            <text:p>{"coordinates": [[1.449730003284246, 43.55062599939433]], "type": "MultiPoint"}</text:p>
          </table:table-cell>
          <table:table-cell office:value-type="string" calcext:value-type="string">
            <text:p>TERRAIN DE FOOTBALL HONNEUR POUVOURVILLE</text:p>
          </table:table-cell>
          <table:table-cell office:value-type="string" calcext:value-type="string">
            <text:p>COMPLEXE SPORTIF POUVOURVILLE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Toulouse Sud Es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E SPORTIF POUVOURVILLE</text:p>
          </table:table-cell>
          <table:table-cell office:value-type="string" calcext:value-type="string">
            <text:p>RUE DE FONDEVI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57376292330301, 1.3480828347624045</text:p>
          </table:table-cell>
          <table:table-cell office:value-type="string" calcext:value-type="string">
            <text:p>{"coordinates": [[1.348082834762405, 43.57376292330301]], "type": "MultiPoint"}</text:p>
          </table:table-cell>
          <table:table-cell office:value-type="string" calcext:value-type="string">
            <text:p>TERRAINS DE FOOTBALL LA RAMEE</text:p>
          </table:table-cell>
          <table:table-cell/>
          <table:table-cell office:value-type="float" office:value="31170" calcext:value-type="float">
            <text:p>31170</text:p>
          </table:table-cell>
          <table:table-cell office:value-type="string" calcext:value-type="string">
            <text:p>Toulouse Ouest</text:p>
          </table:table-cell>
          <table:table-cell/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 de football synthétique/Terrain de football <text:s/>2foot à 8 annexe 4</text:p>
          </table:table-cell>
          <table:table-cell office:value-type="string" calcext:value-type="string">
            <text:p>BASE DE SPORTS ET DE LOISIRS DE LA RAMEE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625203997510546, 1.4354469944921613</text:p>
          </table:table-cell>
          <table:table-cell office:value-type="string" calcext:value-type="string">
            <text:p>{"coordinates": [[1.435446994492161, 43.625203997510546]], "type": "MultiPoint"}</text:p>
          </table:table-cell>
          <table:table-cell office:value-type="string" calcext:value-type="string">
            <text:p>STADE ARNAUNE</text:p>
          </table:table-cell>
          <table:table-cell office:value-type="string" calcext:value-type="string">
            <text:p>COMPLEXE SPORTIF DES MINIMES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Toulouse Nord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TERRAIN SYNTHETIQUE/1 TTERRAIN RUGBY /PISTE ATHLETISME DROITE <text:s/>ARNAUNE 80 m</text:p>
          </table:table-cell>
          <table:table-cell office:value-type="string" calcext:value-type="string">
            <text:p>COMPLEXE SPORTIF DES MINIMES</text:p>
          </table:table-cell>
          <table:table-cell office:value-type="string" calcext:value-type="string">
            <text:p>AVENUE FREDERIC ESTEBE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Terrain de rugby honneur</text:p>
          </table:table-cell>
          <table:table-cell/>
        </table:table-row>
        <table:table-row table:style-name="ro1">
          <table:table-cell office:value-type="string" calcext:value-type="string">
            <text:p>43.578180998534336, 1.4156569978084914</text:p>
          </table:table-cell>
          <table:table-cell office:value-type="string" calcext:value-type="string">
            <text:p>{"coordinates": [[1.415656997808491, 43.578180998534336]], "type": "MultiPoint"}</text:p>
          </table:table-cell>
          <table:table-cell office:value-type="string" calcext:value-type="string">
            <text:p>TERRAIN DE FOOTBALL DE LA FAOURETTE</text:p>
          </table:table-cell>
          <table:table-cell office:value-type="string" calcext:value-type="string">
            <text:p>STADE MICHEL MONNERIS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Rive Gauche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TERRAIN DE FOOT/1 PISTE ATLHETISME</text:p>
          </table:table-cell>
          <table:table-cell office:value-type="string" calcext:value-type="string">
            <text:p>COMPLEXE SPORTIF DE LA FAOURETTE</text:p>
          </table:table-cell>
          <table:table-cell office:value-type="string" calcext:value-type="string">
            <text:p>RUE PAUL LAMBERT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8835499537619, 1.4931640025753599</text:p>
          </table:table-cell>
          <table:table-cell office:value-type="string" calcext:value-type="string">
            <text:p>{"coordinates": [[1.49316400257536, 43.58835499537619]], "type": "MultiPoint"}</text:p>
          </table:table-cell>
          <table:table-cell office:value-type="string" calcext:value-type="string">
            <text:p>TERRAIN DE FOOTBALL GRANDE PLAINE</text:p>
          </table:table-cell>
          <table:table-cell office:value-type="string" calcext:value-type="string">
            <text:p>COMPLEXE SPORTIF GRANDE PLAINE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RAIN DE FOOTBALL / Terrain Stabilisé</text:p>
          </table:table-cell>
          <table:table-cell office:value-type="string" calcext:value-type="string">
            <text:p>COMPLEXE SPORTIF GRANDE PLAINE</text:p>
          </table:table-cell>
          <table:table-cell office:value-type="string" calcext:value-type="string">
            <text:p>AVENUE JEAN GON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5932130013837, 1.4901440029466164</text:p>
          </table:table-cell>
          <table:table-cell office:value-type="string" calcext:value-type="string">
            <text:p>{"coordinates": [[1.490144002946616, 43.5932130013837]], "type": "MultiPoint"}</text:p>
          </table:table-cell>
          <table:table-cell office:value-type="string" calcext:value-type="string">
            <text:p>TERRAIN DE FOOTBALL DU CHATEAU DE L'HERS</text:p>
          </table:table-cell>
          <table:table-cell office:value-type="string" calcext:value-type="string">
            <text:p>COMPLEXE SPORTIF DU CHÂTEAU DE L'HERS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TIQUE</text:p>
          </table:table-cell>
          <table:table-cell office:value-type="string" calcext:value-type="string">
            <text:p>COMPLEXE SPORTIF DU CHÂTEAU DE L'HERS</text:p>
          </table:table-cell>
          <table:table-cell office:value-type="string" calcext:value-type="string">
            <text:p>CHEMIN DE LIMAYRAC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8721899741689, 1.3970270036684618</text:p>
          </table:table-cell>
          <table:table-cell office:value-type="string" calcext:value-type="string">
            <text:p>{"coordinates": [[1.397027003668462, 43.58721899741689]], "type": "MultiPoint"}</text:p>
          </table:table-cell>
          <table:table-cell office:value-type="string" calcext:value-type="string">
            <text:p>STADE MARCEL CERDAN</text:p>
          </table:table-cell>
          <table:table-cell office:value-type="string" calcext:value-type="string">
            <text:p>COMPLEXE SPORTIF MARCEL CERDAN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Toulouse Ouest</text:p>
          </table:table-cell>
          <table:table-cell office:value-type="string" calcext:value-type="string">
            <text:p>6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HERBE/1STABILISE</text:p>
          </table:table-cell>
          <table:table-cell office:value-type="string" calcext:value-type="string">
            <text:p>COMPLEXE SPORTIF MARCEL CERDAN</text:p>
          </table:table-cell>
          <table:table-cell office:value-type="string" calcext:value-type="string">
            <text:p>CHEMIN DE LA CEPIERE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96116535669815, 1.468985926505629</text:p>
          </table:table-cell>
          <table:table-cell office:value-type="string" calcext:value-type="string">
            <text:p>{"coordinates": [[1.468985926505629, 43.596116535669815]], "type": "MultiPoint"}</text:p>
          </table:table-cell>
          <table:table-cell office:value-type="string" calcext:value-type="string">
            <text:p>TERRAIN DE SPORT SERGENT VIGNE</text:p>
          </table:table-cell>
          <table:table-cell office:value-type="string" calcext:value-type="string">
            <text:p>Stade Sergent Vigné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Toulouse Est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MIN DE LAFILAIRE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8T22:34:49.207214360</dc:date>
    <meta:editing-duration>PT3M37S</meta:editing-duration>
    <meta:editing-cycles>1</meta:editing-cycles>
    <meta:document-statistic meta:table-count="1" meta:cell-count="468" meta:object-count="0"/>
    <meta:generator>LibreOffice/7.3.7.2$Linux_X86_64 LibreOffice_project/30$Build-2</meta:generator>
  </office:meta>
</office:document-meta>
</file>